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06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bold" style:font-size-asian="10pt" style:font-style-asian="italic" style:font-weight-asian="bold" style:font-name-complex="Sans" style:font-size-complex="10pt" style:font-style-complex="italic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Sum</text:p>
          </table:table-cell>
          <table:table-cell table:number-columns-repeated="252"/>
        </table:table-row>
        <table:table-row table:style-name="ro1">
          <table:table-cell table:style-name="ce1" table:number-columns-repeated="4"/>
          <table:table-cell table:number-columns-repeated="252"/>
        </table:table-row>
        <table:table-row table:style-name="ro1">
          <table:table-cell table:style-name="ce2" office:value-type="string">
            <text:p>Bad number</text:p>
          </table:table-cell>
          <table:table-cell table:formula="oooc:=ASIN([.C3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formula="oooc:=SUM([.B3]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Bad value</text:p>
          </table:table-cell>
          <table:table-cell table:formula="oooc:=CHOOSE([.C4];12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formula="oooc:=SUM([.B4])" office:value-type="float" office:value="0">
            <text:p>Err:502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ivision by zero</text:p>
          </table:table-cell>
          <table:table-cell table:formula="oooc:=1/[.C5]" office:value-type="float" office:value="0">
            <text:p>#DIV/0!</text:p>
          </table:table-cell>
          <table:table-cell office:value-type="float" office:value="0">
            <text:p>0</text:p>
          </table:table-cell>
          <table:table-cell table:formula="oooc:=SUM([.B5])" office:value-type="float" office:value="0">
            <text:p>#DIV/0!</text:p>
          </table:table-cell>
          <table:table-cell table:number-columns-repeated="252"/>
        </table:table-row>
        <table:table-row table:style-name="ro1">
          <table:table-cell office:value-type="string">
            <text:p>Error is propagated</text:p>
          </table:table-cell>
          <table:table-cell table:formula="oooc:=1+[.B3]" office:value-type="float" office:value="0">
            <text:p>#VALUE!</text:p>
          </table:table-cell>
          <table:table-cell/>
          <table:table-cell table:formula="oooc:=SUM([.B6]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office:value-type="string">
            <text:p>Handle error</text:p>
          </table:table-cell>
          <table:table-cell table:formula="oooc:=1+IF(ISERR([.B3]);4711;[.B3])" office:value-type="float" office:value="4712">
            <text:p>471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ot available using NA()</text:p>
          </table:table-cell>
          <table:table-cell table:formula="oooc:=NA()" office:value-type="float" office:value="0">
            <text:p>#N/A</text:p>
          </table:table-cell>
          <table:table-cell/>
          <table:table-cell table:formula="oooc:=SUM([.B9]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office:value-type="string">
            <text:p>Not available using #N/A</text:p>
          </table:table-cell>
          <table:table-cell table:formula="oooc:=NA()" office:value-type="float" office:value="0">
            <text:p>#N/A</text:p>
          </table:table-cell>
          <table:table-cell/>
          <table:table-cell table:formula="oooc:=SUM([.B10]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office:value-type="string">
            <text:p>Not available thrown by getter</text:p>
          </table:table-cell>
          <table:table-cell table:formula="oooc:=[.C1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SUM([.B11])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Not available if</text:p>
          </table:table-cell>
          <table:table-cell table:formula="oooc:=IF([.C12]=1;NA();[.C12])" office:value-type="float" office:value="0">
            <text:p>#N/A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Handle N/A</text:p>
          </table:table-cell>
          <table:table-cell table:formula="oooc:=1+IF(ISNA([.B12]);4711;[.B12])" office:value-type="float" office:value="4712">
            <text:p>471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rror referenced before N/A</text:p>
          </table:table-cell>
          <table:table-cell table:formula="oooc:=[.B3]+[.B9]" office:value-type="float" office:value="0">
            <text:p>#VALUE!</text:p>
          </table:table-cell>
          <table:table-cell/>
          <table:table-cell table:formula="oooc:=SUM([.B15]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office:value-type="string">
            <text:p>N/A referenced before error</text:p>
          </table:table-cell>
          <table:table-cell table:formula="oooc:=[.B9]+[.B3]" office:value-type="float" office:value="0">
            <text:p>#N/A</text:p>
          </table:table-cell>
          <table:table-cell/>
          <table:table-cell table:formula="oooc:=SUM([.B16]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sError() on N/A</text:p>
          </table:table-cell>
          <table:table-cell table:formula="oooc:=ISERROR([.B12])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sError() on error</text:p>
          </table:table-cell>
          <table:table-cell table:formula="oooc:=ISERROR([.B3])" office:value-type="boolean" office:boolean-value="true">
            <text:p>ИСТИНА</text:p>
          </table:table-cell>
          <table:table-cell table:number-columns-repeated="254"/>
        </table:table-row>
        <table:table-row table:style-name="ro1">
          <table:table-cell office:value-type="string">
            <text:p>IsErr() on N/A</text:p>
          </table:table-cell>
          <table:table-cell table:formula="oooc:=ISERR([.B12])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office:value-type="string">
            <text:p>IsNA() on error</text:p>
          </table:table-cell>
          <table:table-cell table:formula="oooc:=ISNA([.B3])" office:value-type="boolean" office:boolean-value="false">
            <text:p>ЛОЖЬ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UNT() ignores errors and N/A</text:p>
          </table:table-cell>
          <table:table-cell table:formula="oooc:=COUNT(15;[.B3];[.B12])" office:value-type="float" office:value="0">
            <text:p>#VALUE!</text:p>
          </table:table-cell>
          <table:table-cell table:number-columns-repeated="254"/>
        </table:table-row>
        <table:table-row table:style-name="ro1">
          <table:table-cell office:value-type="string">
            <text:p>COUNTA() counts errors and N/A</text:p>
          </table:table-cell>
          <table:table-cell table:formula="oooc:=COUNTA(15;[.B3];[.B12])" office:value-type="float" office:value="3">
            <text:p>3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ite_Count" table:base-cell-address="$Sheet1.$A$1" table:cell-range-address="$Sheet1.$A$23:.$B$24"/>
        <table:named-range table:name="Cite_ErrorPropagation" table:base-cell-address="$Sheet1.$A$1" table:cell-range-address="$Sheet1.$A$6:.$B$6"/>
        <table:named-range table:name="Cite_Errors" table:base-cell-address="$Sheet1.$A$1" table:cell-range-address="$Sheet1.$A$3:.$C$5"/>
        <table:named-range table:name="Cite_IsErr" table:base-cell-address="$Sheet1.$A$1" table:cell-range-address="$Sheet1.$A$7:.$B$7"/>
        <table:named-range table:name="Cite_IsError" table:base-cell-address="$Sheet1.$A$1" table:cell-range-address="$Sheet1.$A$18:.$B$21"/>
        <table:named-range table:name="Cite_IsNA" table:base-cell-address="$Sheet1.$A$1" table:cell-range-address="$Sheet1.$A$13:.$B$13"/>
        <table:named-range table:name="Cite_NA" table:base-cell-address="$Sheet1.$A$1" table:cell-range-address="$Sheet1.$A$9:.$C$12"/>
        <table:named-range table:name="Cite_Precedence" table:base-cell-address="$Sheet1.$A$1" table:cell-range-address="$Sheet1.$A$15: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.54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1.341cm"/>
      </style:header-style>
      <style:footer-style>
        <style:header-footer-properties fo:min-height="0.751cm" fo:margin-left="0cm" fo:margin-right="0cm" fo:margin-top="1.3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2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dc:date>2008-03-19T12:21:5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4"/>
  </office:meta>
</office:document-meta>
</file>